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,sens:serif" svg:font-family="'Arial,sens:serif'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officeooo:paragraph-rsid="000be13f"/>
    </style:style>
    <style:style style:name="P2" style:family="paragraph" style:parent-style-name="Standard">
      <style:text-properties fo:font-size="12pt" officeooo:paragraph-rsid="000be13f" style:font-size-asian="10.5pt" style:font-size-complex="12pt"/>
    </style:style>
    <style:style style:name="P3" style:family="paragraph" style:parent-style-name="Standard">
      <style:text-properties fo:font-size="12pt" officeooo:rsid="000c9d14" officeooo:paragraph-rsid="000c9d14" style:font-size-asian="10.5pt" style:font-size-complex="12pt"/>
    </style:style>
    <style:style style:name="P4" style:family="paragraph" style:parent-style-name="Standard">
      <style:text-properties fo:font-size="12pt" officeooo:rsid="00107af5" officeooo:paragraph-rsid="00107af5" style:font-size-asian="10.5pt" style:font-size-complex="12pt"/>
    </style:style>
    <style:style style:name="P5" style:family="paragraph" style:parent-style-name="Standard">
      <style:text-properties fo:font-size="12pt" officeooo:rsid="0010a873" officeooo:paragraph-rsid="0010a873" style:font-size-asian="10.5pt" style:font-size-complex="12pt"/>
    </style:style>
    <style:style style:name="P6" style:family="paragraph" style:parent-style-name="Standard">
      <style:text-properties officeooo:paragraph-rsid="000c9d14"/>
    </style:style>
    <style:style style:name="P7" style:family="paragraph" style:parent-style-name="Standard">
      <style:text-properties officeooo:paragraph-rsid="000e88f2"/>
    </style:style>
    <style:style style:name="P8" style:family="paragraph" style:parent-style-name="Standard">
      <style:text-properties officeooo:paragraph-rsid="00107af5"/>
    </style:style>
    <style:style style:name="P9" style:family="paragraph" style:parent-style-name="Standard">
      <style:text-properties officeooo:paragraph-rsid="0010a873"/>
    </style:style>
    <style:style style:name="P10" style:family="paragraph" style:parent-style-name="Text_20_body">
      <style:text-properties fo:font-size="12pt" officeooo:paragraph-rsid="000be13f" style:font-size-asian="10.5pt" style:font-size-complex="12pt"/>
    </style:style>
    <style:style style:name="P11" style:family="paragraph" style:parent-style-name="Text_20_body">
      <style:text-properties officeooo:paragraph-rsid="000be13f"/>
    </style:style>
    <style:style style:name="T1" style:family="text">
      <style:text-properties style:font-name="Arial,sens:serif"/>
    </style:style>
    <style:style style:name="T2" style:family="text">
      <style:text-properties style:font-name="Arial,sens:serif" fo:font-size="40pt" style:font-size-asian="40pt" style:font-size-complex="40pt"/>
    </style:style>
    <style:style style:name="T3" style:family="text">
      <style:text-properties style:font-name="Arial,sens:serif" fo:font-size="40pt" officeooo:rsid="00145108" style:font-size-asian="40pt" style:font-size-complex="40pt"/>
    </style:style>
    <style:style style:name="T4" style:family="text">
      <style:text-properties style:font-name="Arial,sens:serif" fo:font-size="40pt" officeooo:rsid="000be13f" style:font-size-asian="40pt" style:font-size-complex="40pt"/>
    </style:style>
    <style:style style:name="T5" style:family="text">
      <style:text-properties style:font-name="Arial,sens:serif" officeooo:rsid="000be13f"/>
    </style:style>
    <style:style style:name="T6" style:family="text">
      <style:text-properties style:font-name="Arial,sens:serif" fo:font-style="italic" fo:font-weight="bold"/>
    </style:style>
    <style:style style:name="T7" style:family="text">
      <style:text-properties style:font-name="Arial,sens:serif" fo:font-style="italic" fo:font-weight="bold" officeooo:rsid="000be13f"/>
    </style:style>
    <style:style style:name="T8" style:family="text">
      <style:text-properties style:font-name="Arial,sens:serif" fo:font-size="12pt" officeooo:rsid="000be13f" style:font-size-asian="10.5pt" style:font-size-complex="12pt"/>
    </style:style>
    <style:style style:name="T9" style:family="text">
      <style:text-properties style:font-name="Arial,sens:serif" fo:font-size="12pt" officeooo:rsid="000be13f" style:font-size-asian="10.5pt" style:font-size-complex="12pt" loext:padding="0cm" loext:border="none"/>
    </style:style>
    <style:style style:name="T10" style:family="text">
      <style:text-properties style:font-name="Arial,sens:serif" fo:font-size="12pt" officeooo:rsid="000c9d14" style:font-size-asian="10.5pt" style:font-size-complex="12pt"/>
    </style:style>
    <style:style style:name="T11" style:family="text">
      <style:text-properties style:font-name="Arial,sens:serif" fo:font-size="12pt" officeooo:rsid="000e88f2" style:font-size-asian="10.5pt" style:font-size-complex="12pt"/>
    </style:style>
    <style:style style:name="T12" style:family="text">
      <style:text-properties style:font-name="Arial,sens:serif" fo:font-size="12pt" officeooo:rsid="00107af5" style:font-size-asian="10.5pt" style:font-size-complex="12pt"/>
    </style:style>
    <style:style style:name="T13" style:family="text">
      <style:text-properties style:font-name="Arial,sens:serif" fo:font-size="12pt" officeooo:rsid="0010a873" style:font-size-asian="10.5pt" style:font-size-complex="12pt"/>
    </style:style>
    <style:style style:name="T14" style:family="text">
      <style:text-properties style:font-name="Arial,sens:serif" fo:font-size="12pt" fo:font-style="italic" fo:font-weight="bold" officeooo:rsid="000be13f" style:font-size-asian="10.5pt" style:font-size-complex="12pt" loext:padding="0cm" loext:border="none"/>
    </style:style>
    <style:style style:name="T15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<text:s text:c="9"/>A</text:span><text:span text:style-name="T3">ss</text:span><text:span text:style-name="T2">i</text:span><text:span text:style-name="T3">gn</text:span><text:span text:style-name="T2">ment </text:span><text:span text:style-name="T4">4</text:span></text:p>
      <text:p text:style-name="P10"><text:span text:style-name="T5">1.Write a C program to print </text:span><text:span text:style-name="T7">Hello Students</text:span><text:span text:style-name="T5"> on the screen.</text:span></text:p>
      <text:p text:style-name="P11"><text:span text:style-name="T8"><text:s text:c="3"/>Ans _</text:span><text:span text:style-name="T9">#include&lt;stdio.h&gt;</text:span></text:p>
      <text:p text:style-name="P11"><text:span text:style-name="T9"><text:s text:c="3"/>int main()</text:span></text:p>
      <text:p text:style-name="P11"><text:span text:style-name="T9"><text:s/>{</text:span></text:p>
      <text:p text:style-name="P11"><text:span text:style-name="T9"><text:s text:c="6"/>printf("Hello students");</text:span></text:p>
      <text:p text:style-name="P11"><text:span text:style-name="T9"><text:s text:c="4"/>return 0;</text:span></text:p>
      <text:p text:style-name="P11"><text:span text:style-name="T9">}</text:span></text:p>
      <text:p text:style-name="P11"><text:span text:style-name="T9">2.Write a C Program to print </text:span><text:span text:style-name="T14">Hello</text:span><text:span text:style-name="T9"> on the first line and </text:span><text:span text:style-name="T14">Students</text:span><text:span text:style-name="T9"> in the second line.</text:span></text:p>
      <text:p text:style-name="P11"><text:span text:style-name="T9">Ans _ #include&lt;stdio.h&gt;</text:span></text:p>
      <text:p text:style-name="P11"><text:span text:style-name="T9"><text:s text:c="12"/>int main()</text:span></text:p>
      <text:p text:style-name="P11"><text:span text:style-name="T9"><text:s text:c="7"/>{</text:span></text:p>
      <text:p text:style-name="P11"><text:span text:style-name="T9"><text:s text:c="14"/>printf("Hello\nstudents\n");</text:span></text:p>
      <text:p text:style-name="P11"><text:span text:style-name="T9"><text:s text:c="7"/>return 0;</text:span></text:p>
      <text:p text:style-name="P11"><text:span text:style-name="T9"><text:s text:c="6"/>}</text:span><text:line-break/></text:p>
      <text:p text:style-name="P1"><text:span text:style-name="T8">3.</text:span><text:span text:style-name="T5">Write a C program to print “</text:span><text:span text:style-name="T7">MySirG</text:span><text:span text:style-name="T5">” on the screen</text:span></text:p>
      <text:p text:style-name="P3"><text:span text:style-name="T1">Ans_ <text:s/>#include&lt;stdio.h&gt;</text:span></text:p>
      <text:p text:style-name="P3"><text:span text:style-name="T1"><text:s text:c="10"/>int main()</text:span></text:p>
      <text:p text:style-name="P3"><text:span text:style-name="T1"><text:s text:c="8"/>{</text:span></text:p>
      <text:p text:style-name="P3"><text:span text:style-name="T1"><text:s text:c="12"/>printf(“MySirG\n);</text:span></text:p>
      <text:p text:style-name="P3"><text:span text:style-name="T1"><text:s text:c="9"/>return 0;</text:span></text:p>
      <text:p text:style-name="P3"><text:span text:style-name="T1"><text:s text:c="8"/>}</text:span></text:p>
      <text:p text:style-name="P6"><text:span text:style-name="T10">4.</text:span><text:span text:style-name="T1">Write a C program to print “</text:span><text:span text:style-name="T6">Teacher’s</text:span><text:span text:style-name="T1"> </text:span><text:span text:style-name="T6">Day</text:span><text:span text:style-name="T1">” on the screen</text:span></text:p>
      <text:p text:style-name="P3"><text:span text:style-name="T1">Ans_ #include&lt;stdio.h&gt;</text:span></text:p>
      <text:p text:style-name="P3"><text:span text:style-name="T1"/></text:p>
      <text:p text:style-name="P3"><text:span text:style-name="T1"/></text:p>
      <text:p text:style-name="P3"><text:span text:style-name="T1">int main()</text:span></text:p>
      <text:p text:style-name="P3"><text:span text:style-name="T1">{</text:span></text:p>
      <text:p text:style-name="P3"><text:span text:style-name="T1"><text:s text:c="4"/>printf("Teachers Day\n");</text:span></text:p>
      <text:p text:style-name="P3"><text:span text:style-name="T1"><text:s text:c="4"/>return 0;</text:span></text:p>
      <text:p text:style-name="P3"><text:span text:style-name="T1"/></text:p>
      <text:p text:style-name="P3"><text:span text:style-name="T1">}</text:span></text:p>
      <text:p text:style-name="P3"><text:span text:style-name="T1"/></text:p>
      <text:p text:style-name="P6"><text:span text:style-name="T10">5.</text:span><text:span text:style-name="T1">Write a C program to print </text:span><text:span text:style-name="T6">\n</text:span><text:span text:style-name="T1"> on the screen</text:span></text:p>
      <text:p text:style-name="P3"><text:span text:style-name="T1">#include&lt;stdio.h&gt;</text:span></text:p>
      <text:p text:style-name="P3"><text:span text:style-name="T1"/></text:p>
      <text:p text:style-name="P3"><text:span text:style-name="T1"/></text:p>
      <text:p text:style-name="P3"><text:span text:style-name="T1">int main()</text:span></text:p>
      <text:p text:style-name="P3"><text:span text:style-name="T1">{</text:span></text:p>
      <text:p text:style-name="P3"><text:span text:style-name="T1"><text:s text:c="4"/>printf("\\n");</text:span></text:p>
      <text:p text:style-name="P3"><text:soft-page-break/><text:span text:style-name="T1"><text:s text:c="4"/>return 0;</text:span></text:p>
      <text:p text:style-name="P3"><text:span text:style-name="T1"/></text:p>
      <text:p text:style-name="P3"><text:span text:style-name="T1">}</text:span></text:p>
      <text:p text:style-name="P6"><text:span text:style-name="T10">6.</text:span><text:span text:style-name="T1">Write a C program to print </text:span><text:span text:style-name="T6">%d</text:span><text:span text:style-name="T1"> on the screen</text:span></text:p>
      <text:p text:style-name="P3"><text:span text:style-name="T1">Ans_#include&lt;stdio.h&gt;</text:span></text:p>
      <text:p text:style-name="P3"><text:span text:style-name="T1"/></text:p>
      <text:p text:style-name="P3"><text:span text:style-name="T1"/></text:p>
      <text:p text:style-name="P3"><text:span text:style-name="T1">int main()</text:span></text:p>
      <text:p text:style-name="P3"><text:span text:style-name="T1">{</text:span></text:p>
      <text:p text:style-name="P3"><text:span text:style-name="T1"><text:s text:c="4"/>printf("%%d");</text:span></text:p>
      <text:p text:style-name="P3"><text:span text:style-name="T1"><text:s text:c="4"/>return 0;</text:span></text:p>
      <text:p text:style-name="P3"><text:span text:style-name="T1"/></text:p>
      <text:p text:style-name="P3"><text:span text:style-name="T1">}</text:span></text:p>
      <text:p text:style-name="P6"><text:span text:style-name="T10">7.</text:span><text:span text:style-name="T1">Write a C program containing declaration of three variables (of type int, char and float), also assign some values to them and print values of all three variables using single printf().</text:span></text:p>
      <text:p text:style-name="P3"><text:span text:style-name="T1">Ans_#include&lt;stdio.h&gt;</text:span></text:p>
      <text:p text:style-name="P3"><text:span text:style-name="T1"/></text:p>
      <text:p text:style-name="P3"><text:span text:style-name="T1"/></text:p>
      <text:p text:style-name="P3"><text:span text:style-name="T1">int main()</text:span></text:p>
      <text:p text:style-name="P3"><text:span text:style-name="T1">{</text:span></text:p>
      <text:p text:style-name="P3"><text:span text:style-name="T1"><text:s text:c="3"/>int <text:s/>myint = 10;</text:span></text:p>
      <text:p text:style-name="P3"><text:span text:style-name="T1"><text:s text:c="3"/>float myfloat = 71.90;</text:span></text:p>
      <text:p text:style-name="P3"><text:span text:style-name="T1"><text:s text:c="3"/>char mychar= 'p';</text:span></text:p>
      <text:p text:style-name="P3"><text:span text:style-name="T1"><text:s text:c="4"/>printf("my integer value is %d\n my character value is %c\n my float value is %f\n",myint,mychar,myfloat);</text:span></text:p>
      <text:p text:style-name="P3"><text:span text:style-name="T1"><text:s text:c="4"/>return 0;</text:span></text:p>
      <text:p text:style-name="P3"><text:span text:style-name="T1"/></text:p>
      <text:p text:style-name="P3"><text:span text:style-name="T1">}</text:span></text:p>
      <text:p text:style-name="P7"><text:span text:style-name="T11">8.</text:span><text:span text:style-name="T1">Explore following format specifiers on internet - </text:span><text:span text:style-name="T6">%i, %g, %lf</text:span></text:p>
      <text:p text:style-name="P4"><text:span text:style-name="T1">Ans_ %i – Unsigned integer</text:span></text:p>
      <text:p text:style-name="P4"><text:span text:style-name="T1"><text:s text:c="9"/>%f – floating-point number</text:span></text:p>
      <text:p text:style-name="P4"><text:span text:style-name="T1"><text:s text:c="9"/>%g -- general(used to print the decimal floating point value</text:span></text:p>
      <text:p text:style-name="P8"><text:span text:style-name="T12">9.</text:span><text:span text:style-name="T1">Write a C program to print character stored in a char variable, also print its ASCII code.</text:span></text:p>
      <text:p text:style-name="P5"><text:span text:style-name="T1"><text:s text:c="3"/>Ans -- #include &lt;stdio.h&gt;</text:span></text:p>
      <text:p text:style-name="P5"><text:span text:style-name="T1">int main() {</text:span></text:p>
      <text:p text:style-name="P5"><text:span text:style-name="T1"><text:s text:c="4"/>char p;</text:span></text:p>
      <text:p text:style-name="P5"><text:span text:style-name="T1"><text:s text:c="4"/>printf("Enter a character: ");</text:span></text:p>
      <text:p text:style-name="P5"><text:span text:style-name="T1"><text:s text:c="4"/>scanf("%c", &amp; p);</text:span></text:p>
      <text:p text:style-name="P5"><text:span text:style-name="T1"/></text:p>
      <text:p text:style-name="P5"><text:span text:style-name="T1"><text:s text:c="4"/>// %d displays the integer value of a character</text:span></text:p>
      <text:p text:style-name="P5"><text:span text:style-name="T1"><text:s text:c="4"/>// %c displays the actual character</text:span></text:p>
      <text:p text:style-name="P5"><text:span text:style-name="T1"><text:s text:c="4"/>printf("ASCII value of %c = %d", p, p);</text:span></text:p>
      <text:p text:style-name="P5"><text:span text:style-name="T1"/></text:p>
      <text:p text:style-name="P5"><text:span text:style-name="T1"><text:s text:c="4"/>return 0;</text:span></text:p>
      <text:p text:style-name="P5"><text:span text:style-name="T1">}</text:span></text:p>
      <text:p text:style-name="P5"><text:span text:style-name="T1">10.How to convert a Decimal number into a Binary number and vice versa.</text:span></text:p>
      <text:p text:style-name="P9"><text:span text:style-name="T13"><text:s/>Ans -- </text:span><text:span text:style-name="T15">An easy method of converting decimal to binary number equivalents is to write down the decimal number and to continually divide-by-2 (two) to give a result and a remainder of either a “1” or a “0” until the final result equals zero.</text:span></text:p>
      <text:p text:style-name="P9"><text:span text:style-name="T15"><text:s text:c="7"/></text:span></text:p>
      <text:p text:style-name="P4"><text:span text:style-name="T1"/></text:p>
      <text:p text:style-name="P2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,sens:serif" svg:font-family="'Arial,sens:serif'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8T12:57:23.227000000</meta:creation-date>
    <dc:date>2022-07-28T14:10:16.347000000</dc:date>
    <meta:editing-duration>PT42S</meta:editing-duration>
    <meta:editing-cycles>1</meta:editing-cycles>
    <meta:document-statistic meta:table-count="0" meta:image-count="0" meta:object-count="0" meta:page-count="2" meta:paragraph-count="71" meta:word-count="333" meta:character-count="2139" meta:non-whitespace-character-count="1654"/>
    <meta:generator>LibreOffice/7.3.3.2$Windows_X86_64 LibreOffice_project/d1d0ea68f081ee2800a922cac8f79445e4603348</meta:generator>
  </office:meta>
</office:document-meta>
</file>